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763" calcext:value-type="float">
            <text:p>0.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17" calcext:value-type="float">
            <text:p>0.8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922" calcext:value-type="float">
            <text:p>0.9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42" calcext:value-type="float">
            <text:p>0.42</text:p>
          </table:table-cell>
          <table:table-cell office:value-type="float" office:value="0.842" calcext:value-type="float">
            <text:p>0.84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BP+morphologique</text:p>
          </table:table-cell>
          <table:table-cell office:value-type="string" calcext:value-type="string">
            <text:p>highway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839" calcext:value-type="float">
            <text:p>0.8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83" calcext:value-type="float">
            <text:p>0.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08:35:32.751419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30:07.322715872</meta:creation-date>
    <dc:date>2017-02-03T08:40:30.265896154</dc:date>
    <meta:editing-duration>PT12M31S</meta:editing-duration>
    <meta:editing-cycles>2</meta:editing-cycles>
    <meta:generator>LibreOffice/5.1.4.2$Linux_X86_64 LibreOffice_project/10m0$Build-2</meta:generator>
    <meta:document-statistic meta:table-count="1" meta:cell-count="55" meta:object-count="0"/>
  </office:meta>
</office:document-meta>
</file>